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896f" officeooo:paragraph-rsid="0011896f"/>
    </style:style>
    <style:style style:name="P2" style:family="paragraph" style:parent-style-name="Heading_20_2">
      <style:text-properties officeooo:rsid="0011896f" officeooo:paragraph-rsid="00118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h text:style-name="P2" text:outline-level="2">Error Report</text:h>
      <text:p text:style-name="P1">Control+Shift+E while About Engauge dialog is open triggers an error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25:29.999062233</meta:creation-date>
    <dc:date>2015-02-21T14:27:46.654799447</dc:date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97" meta:non-whitespace-character-count="86"/>
    <meta:generator>LibreOffice/4.2.7.2$Linux_x86 LibreOffice_project/420m0$Build-2</meta:generator>
  </office:meta>
</office:document-meta>
</file>